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9c5b3" officeooo:paragraph-rsid="0009c5b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3db21" officeooo:paragraph-rsid="0013db2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4454" officeooo:paragraph-rsid="000b445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3847" officeooo:paragraph-rsid="000d384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e4d2f" officeooo:paragraph-rsid="000e4d2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9c5b3" officeooo:paragraph-rsid="0009c5b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d3847" officeooo:paragraph-rsid="000b445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4454" officeooo:paragraph-rsid="000b445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d3847"/>
    </style:style>
    <style:style style:name="P10" style:family="paragraph" style:parent-style-name="Standard">
      <style:paragraph-properties fo:text-align="justify" style:justify-single-word="false"/>
      <style:text-properties officeooo:paragraph-rsid="000b4454"/>
    </style:style>
    <style:style style:name="P11" style:family="paragraph" style:parent-style-name="Standard">
      <style:paragraph-properties fo:text-align="justify" style:justify-single-word="false"/>
      <style:text-properties officeooo:paragraph-rsid="000e4d2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454" style:font-weight-asian="normal" style:font-weight-complex="normal"/>
    </style:style>
    <style:style style:name="T3" style:family="text">
      <style:text-properties fo:font-weight="normal" officeooo:rsid="0009c5b3" style:font-weight-asian="normal" style:font-weight-complex="normal"/>
    </style:style>
    <style:style style:name="T4" style:family="text">
      <style:text-properties fo:font-weight="normal" officeooo:rsid="000d3847" style:font-weight-asian="normal" style:font-weight-complex="normal"/>
    </style:style>
    <style:style style:name="T5" style:family="text">
      <style:text-properties fo:font-weight="normal" officeooo:rsid="0010678b" style:font-weight-asian="normal" style:font-weight-complex="normal"/>
    </style:style>
    <style:style style:name="T6" style:family="text">
      <style:text-properties officeooo:rsid="000d3847"/>
    </style:style>
    <style:style style:name="T7" style:family="text">
      <style:text-properties fo:font-weight="bold" officeooo:rsid="000d3847" style:font-weight-asian="bold" style:font-weight-complex="bold"/>
    </style:style>
    <style:style style:name="T8" style:family="text">
      <style:text-properties fo:font-weight="bold" officeooo:rsid="0010678b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e4d2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0e4d2f" style:font-style-asian="normal" style:font-weight-asian="bold" style:font-style-complex="normal" style:font-weight-complex="bold"/>
    </style:style>
    <style:style style:name="T13" style:family="text">
      <style:text-properties officeooo:rsid="0011ce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uno Geninatti – Seminario de Integración y Trabajo Final - 23/08/2019</text:p>
      <text:p text:style-name="P1"/>
      <text:p text:style-name="P1">Objetivo <text:span text:style-name="T6">g</text:span>eneral <text:span text:style-name="T6">tentativo</text:span></text:p>
      <text:p text:style-name="P6"/>
      <text:p text:style-name="P9"><text:span text:style-name="T8">Opción 1:</text:span><text:span text:style-name="T5"> </text:span><text:span text:style-name="T4">Comparar los criterios utilizados para determinar el indicador de necesidades básicas insatisfechas (NBI) utilizados por e</text:span><text:span text:style-name="T2">l Instituto Nacional de Estadística y Censo (INDEC) de Argentina </text:span><text:span text:style-name="T4">con una metodología alternativa en cada radio censal del departamento Rosario, provincia de Santa Fe.</text:span></text:p>
      <text:p text:style-name="P7"/>
      <text:p text:style-name="P10"><text:span text:style-name="T8">Opción 2: </text:span><text:span text:style-name="T3">R</text:span><text:span text:style-name="T2">epresentar la satisfacción (o insatisfacción) de necesidades consideradas básicas entre distintos radios censales del departamento Rosario utilizando los criterios del Instituto Nacional de Estadística y Censo <text:s text:c="3"/>(INDEC) de Argentina, en comparación con </text:span><text:span text:style-name="T4">una </text:span><text:span text:style-name="T2">metodología alternativa.</text:span></text:p>
      <text:p text:style-name="P8"/>
      <text:p text:style-name="P3">Objetivos <text:span text:style-name="T13">e</text:span>specíficos <text:span text:style-name="T13">tentativos:</text:span></text:p>
      <text:p text:style-name="P9"><text:span text:style-name="T7">1.</text:span><text:span text:style-name="T4"> Identificar que preguntas del cuestionario del CENSO Argentina 2010 son utilizadas para estimar el indicador NBI según la metodología del INDEC.</text:span></text:p>
      <text:p text:style-name="P9"><text:span text:style-name="T7">2. </text:span><text:span text:style-name="T4">Reconstruir el indicador NBI en base a los resultados del CENSO 2010, a partir de los resultados obtenidos en el punto 1.</text:span></text:p>
      <text:p text:style-name="P4">3. <text:span text:style-name="T1">Representar el indicador NBI para cada radio censal del departamento Rosario.</text:span></text:p>
      <text:p text:style-name="P4">4. <text:span text:style-name="T10">Identificar que preguntas del cuestionario del CENSO Argentina 2010 son porpicios a ser utilizad</text:span><text:span text:style-name="T11">as para estimar la metodología alternativa</text:span></text:p>
      <text:p text:style-name="P11"><text:span text:style-name="T12">5. </text:span><text:span text:style-name="T11">Estimar el indicador NBI utilizando los resultados del CENSO 2010, aplicando la metodología alternativa.</text:span></text:p>
      <text:p text:style-name="P5"><text:span text:style-name="T9">6.</text:span><text:span text:style-name="T10"> Representar el indicador NBI para cada radio censal del departamento Rosario</text:span></text:p>
      <text:p text:style-name="P5"><text:span text:style-name="T9">7.</text:span><text:span text:style-name="T10"> Describir en que medida la metodología NBI aplicada por el INDEC subestima o sobreestima el acceso a necesidades básicas insatisfechas.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2T05:34:34.206952328</meta:creation-date>
    <dc:date>2019-08-23T04:30:10.634910900</dc:date>
    <meta:editing-duration>PT1H30M41S</meta:editing-duration>
    <meta:editing-cycles>5</meta:editing-cycles>
    <meta:generator>LibreOffice/6.3.0.4$Linux_X86_64 LibreOffice_project/30$Build-4</meta:generator>
    <meta:document-statistic meta:table-count="0" meta:image-count="0" meta:object-count="0" meta:page-count="1" meta:paragraph-count="12" meta:word-count="220" meta:character-count="1537" meta:non-whitespace-character-count="1325"/>
  </office:meta>
</office:document-meta>
</file>